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6"/>
      <text:p text:style-name="P27">. . .</text:p>
      <text:p text:style-name="P26"/>
      <text:p text:style-name="P26">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6"><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6"/>
      <text:p text:style-name="P26">X.XXXI</text:p>
      <text:p text:style-name="P26"/>
      <text:p text:style-name="P26">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6">. . .I helped Hannah load in her things and, when Grimm arrived, ran through a bunch of tunes sounding extra groovy. I kissed Hannah goodbye in the street, walked to Aldi, making a cat friend and hearing some old time music along the way. I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31T15:40:37.630828110</dc:date>
    <meta:editing-duration>P60DT18H19M9S</meta:editing-duration>
    <meta:editing-cycles>668</meta:editing-cycles>
    <meta:generator>LibreOffice/24.2.5.2$MacOSX_X86_64 LibreOffice_project/bffef4ea93e59bebbeaf7f431bb02b1a39ee8a59</meta:generator>
    <meta:print-date>2024-10-31T15:33:21.910859132</meta:print-date>
    <meta:document-statistic meta:table-count="0" meta:image-count="0" meta:object-count="0" meta:page-count="37" meta:paragraph-count="84" meta:word-count="3667" meta:character-count="19440" meta:non-whitespace-character-count="15794"/>
  </office:meta>
</office:document-meta>
</file>